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Calibri" svg:font-family="Calibri" style:font-adornments="Standard" style:font-family-generic="swiss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0.365cm"/>
    </style:style>
    <style:style style:name="co3" style:family="table-column">
      <style:table-column-properties fo:break-before="auto" style:column-width="4.86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658cm"/>
    </style:style>
    <style:style style:name="co6" style:family="table-column">
      <style:table-column-properties fo:break-before="auto" style:column-width="0.229cm"/>
    </style:style>
    <style:style style:name="co7" style:family="table-column">
      <style:table-column-properties fo:break-before="auto" style:column-width="4.42cm"/>
    </style:style>
    <style:style style:name="co8" style:family="table-column">
      <style:table-column-properties fo:break-before="auto" style:column-width="4.156cm"/>
    </style:style>
    <style:style style:name="co9" style:family="table-column">
      <style:table-column-properties fo:break-before="auto" style:column-width="3.877cm"/>
    </style:style>
    <style:style style:name="co10" style:family="table-column">
      <style:table-column-properties fo:break-before="auto" style:column-width="3.588cm"/>
    </style:style>
    <style:style style:name="co11" style:family="table-column">
      <style:table-column-properties fo:break-before="auto" style:column-width="6.302cm"/>
    </style:style>
    <style:style style:name="co12" style:family="table-column">
      <style:table-column-properties fo:break-before="auto" style:column-width="2.9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367cm" fo:break-before="auto" style:use-optimal-row-height="false"/>
    </style:style>
    <style:style style:name="ro3" style:family="table-row">
      <style:table-row-properties style:row-height="1.101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1.72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39ad6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Accent_20_1">
      <style:table-cell-properties fo:border-bottom="1.5pt solid #eeeeee" fo:background-color="#eeeeee" fo:border-left="1.5pt solid #eeeeee" fo:border-right="none" fo:border-top="1.5pt solid #eeeeee"/>
    </style:style>
    <style:style style:name="ce4" style:family="table-cell" style:parent-style-name="Accent_20_1">
      <style:table-cell-properties fo:background-color="#eeeeee"/>
    </style:style>
    <style:style style:name="ce5" style:family="table-cell" style:parent-style-name="Accent_20_1">
      <style:table-cell-properties fo:border-bottom="1.5pt solid #eeeeee" fo:background-color="#666666" fo:border-left="none" fo:border-right="none" fo:border-top="1.5pt solid #eeeeee"/>
    </style:style>
    <style:style style:name="ce6" style:family="table-cell" style:parent-style-name="Accent_20_1">
      <style:table-cell-properties fo:border-bottom="1.5pt solid #eeeeee" fo:background-color="#4db6ac" fo:border-left="1.5pt solid #eeeeee" fo:border-right="none" fo:border-top="1.5pt solid #eeeeee"/>
    </style:style>
    <style:style style:name="ce7" style:family="table-cell" style:parent-style-name="Accent_20_1">
      <style:table-cell-properties fo:border-bottom="1.5pt solid #eeeeee" fo:background-color="#2a9d8f" fo:border-left="1.5pt solid #eeeeee" fo:padding-bottom="0.035cm" fo:padding-left="0cm" fo:padding-right="0cm" fo:padding-top="0.035cm" fo:border-right="none" fo:border-top="1.5pt solid #eeeeee"/>
    </style:style>
    <style:style style:name="ce8" style:family="table-cell" style:parent-style-name="Accent_20_1">
      <style:table-cell-properties fo:border-bottom="1.5pt solid #eeeeee" fo:background-color="#4fc3f7" fo:border-left="1.5pt solid #eeeeee" fo:padding-bottom="0.035cm" fo:padding-left="0cm" fo:padding-right="0cm" fo:padding-top="0.035cm" fo:border-right="none" fo:border-top="1.5pt solid #eeeeee"/>
    </style:style>
    <style:style style:name="ce9" style:family="table-cell" style:parent-style-name="Accent_20_1">
      <style:table-cell-properties fo:border-bottom="1.5pt solid #eeeeee" fo:background-color="#9c6bc6" fo:border-left="1.5pt solid #eeeeee" fo:padding-bottom="0.035cm" fo:padding-left="0cm" fo:padding-right="0cm" fo:padding-top="0.035cm" fo:border-right="none" fo:border-top="1.5pt solid #eeeeee"/>
    </style:style>
    <style:style style:name="ce10" style:family="table-cell" style:parent-style-name="Accent_20_1">
      <style:table-cell-properties fo:border-bottom="1.5pt solid #eeeeee" fo:background-color="#ffb3ab" fo:border-left="1.5pt solid #eeeeee" fo:padding-bottom="0.035cm" fo:padding-left="0cm" fo:padding-right="0cm" fo:padding-top="0.035cm" fo:border-right="none" fo:border-top="1.5pt solid #eeeeee"/>
    </style:style>
    <style:style style:name="ce11" style:family="table-cell" style:parent-style-name="Default">
      <style:table-cell-properties fo:background-color="#39ad6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1" fo:font-size="28pt" fo:font-style="normal" fo:text-shadow="none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  <style:map style:condition="cell-content()=#REF!" style:apply-style-name="ConditionalStyle_5f_20" style:base-cell-address="'Main Menu'.C1"/>
    </style:style>
    <style:style style:name="ce12" style:family="table-cell" style:parent-style-name="Accent_20_1">
      <style:table-cell-properties fo:border-bottom="1.5pt solid #eeeeee" fo:background-color="#808080" style:text-align-source="fix" style:repeat-content="false" fo:border-left="none" fo:border-right="none" fo:border-top="1.5pt solid #eeeeee" style:vertical-align="middle"/>
      <style:paragraph-properties fo:text-align="center" fo:margin-left="0cm"/>
      <style:text-properties style:font-name="Calibri2" fo:font-size="18pt" style:font-size-asian="18pt" style:font-size-complex="18pt"/>
    </style:style>
    <style:style style:name="ce13" style:family="table-cell" style:parent-style-name="Default">
      <style:table-cell-properties fo:border-bottom="1.5pt solid #eeeeee" fo:background-color="#a7e5e0" style:text-align-source="fix" style:repeat-content="false" fo:border-left="none" fo:padding-bottom="0.035cm" fo:padding-left="0cm" fo:padding-right="0cm" fo:padding-top="0.035cm" fo:border-right="none" fo:border-top="1.5pt solid #eeeeee" style:vertical-align="middle"/>
      <style:paragraph-properties fo:text-align="center" fo:margin-left="0cm"/>
      <style:text-properties fo:color="#666666" style:font-name="Calibri2"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fo:border-bottom="1.5pt solid #eeeeee" fo:background-color="#d5f4e6" style:text-align-source="fix" style:repeat-content="false" fo:border-left="none" fo:padding-bottom="0.035cm" fo:padding-left="0cm" fo:padding-right="0cm" fo:padding-top="0.035cm" fo:border-right="1.5pt solid #eeeeee" fo:border-top="1.5pt solid #eeeeee" style:vertical-align="middle"/>
      <style:paragraph-properties fo:text-align="center" fo:margin-left="0cm"/>
      <style:text-properties fo:color="#333333" style:font-name="Calibri2" fo:font-size="13pt" fo:font-weight="normal" style:font-size-asian="13pt" style:font-weight-asian="normal" style:font-size-complex="13pt" style:font-weight-complex="normal"/>
    </style:style>
    <style:style style:name="ce15" style:family="table-cell" style:parent-style-name="Default">
      <style:table-cell-properties fo:border-bottom="1.5pt solid #eeeeee" fo:background-color="#a7dff7" style:text-align-source="fix" style:repeat-content="false" fo:border-left="none" fo:padding-bottom="0.035cm" fo:padding-left="0cm" fo:padding-right="0cm" fo:padding-top="0.035cm" fo:border-right="1.5pt solid #eeeeee" fo:border-top="1.5pt solid #eeeee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Calibri2" fo:font-size="13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1.5pt solid #eeeeee" fo:background-color="#d4c8e2" style:text-align-source="fix" style:repeat-content="false" fo:border-left="none" fo:padding-bottom="0.035cm" fo:padding-left="0cm" fo:padding-right="0cm" fo:padding-top="0.035cm" fo:border-right="1.5pt solid #eeeeee" fo:border-top="1.5pt solid #eeeeee" style:vertical-align="middle"/>
      <style:paragraph-properties fo:text-align="center" fo:margin-left="0cm"/>
      <style:text-properties fo:color="#333333" style:font-name="Calibri2"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border-bottom="1.5pt solid #eeeeee" fo:background-color="#e6c3c7" style:text-align-source="fix" style:repeat-content="false" fo:border-left="none" fo:padding-bottom="0.035cm" fo:padding-left="0cm" fo:padding-right="0cm" fo:padding-top="0.035cm" fo:border-right="1.5pt solid #eeeeee" fo:border-top="1.5pt solid #eeeeee" style:vertical-align="middle"/>
      <style:paragraph-properties fo:text-align="center" fo:margin-left="0cm"/>
      <style:text-properties fo:color="#333333" style:font-name="Calibri2"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Bad">
      <style:table-cell-properties style:vertical-align="middle"/>
      <style:text-properties style:font-name="Bahnschrift" fo:font-size="15pt" style:font-size-asian="15pt" style:font-size-complex="15pt"/>
    </style:style>
    <style:style style:name="ce19" style:family="table-cell" style:parent-style-name="Accent_20_1">
      <style:table-cell-properties fo:border-bottom="1.5pt solid #eeeeee" fo:background-color="#808080" fo:border-left="none" fo:border-right="none" fo:border-top="1.5pt solid #eeeeee"/>
    </style:style>
    <style:style style:name="ce20" style:family="table-cell" style:parent-style-name="Default">
      <style:table-cell-properties fo:background-color="#eeeeee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#eeeeee"/>
      <style:text-properties style:font-name="Calibri2" fo:font-size="15pt" style:font-size-asian="15pt" style:font-size-complex="15pt"/>
    </style:style>
    <style:style style:name="ce22" style:family="table-cell" style:parent-style-name="Accent_20_3">
      <style:table-cell-properties style:text-align-source="fix" style:repeat-content="false" style:vertical-align="middle"/>
      <style:paragraph-properties fo:text-align="start" fo:margin-left="0cm"/>
      <style:text-properties style:font-name="Calibri2" fo:font-size="16pt" style:font-size-asian="16pt" style:font-size-complex="16pt"/>
    </style:style>
    <style:style style:name="ce23" style:family="table-cell" style:parent-style-name="Accent_20_3">
      <style:table-cell-properties style:text-align-source="fix" style:repeat-content="false" style:vertical-align="middle"/>
      <style:paragraph-properties fo:text-align="center" fo:margin-left="0cm"/>
      <style:text-properties style:font-name="Calibri2"/>
    </style:style>
    <style:style style:name="ce24" style:family="table-cell" style:parent-style-name="Accent_20_3">
      <style:text-properties style:font-name="Calibri2"/>
    </style:style>
    <style:style style:name="ce69" style:family="table-cell" style:parent-style-name="Accent_20_3">
      <style:table-cell-properties style:text-align-source="fix" style:repeat-content="false" style:vertical-align="middle"/>
      <style:paragraph-properties fo:text-align="start" fo:margin-left="0cm"/>
      <style:text-properties style:font-name="Calibri2"/>
    </style:style>
    <style:style style:name="ce70" style:family="table-cell" style:parent-style-name="Accent_20_3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Calibri2"/>
    </style:style>
    <style:style style:name="ce26" style:family="table-cell" style:parent-style-name="Standard_20_Font">
      <style:table-cell-properties fo:background-color="#eeeeee"/>
    </style:style>
    <style:style style:name="ce27" style:family="table-cell" style:parent-style-name="Default">
      <style:table-cell-properties fo:border-bottom="1.5pt solid #eeeeee" fo:background-color="#eeeeee" fo:border-left="none" fo:border-right="none" fo:border-top="1.5pt solid #eeeeee"/>
    </style:style>
    <style:style style:name="ce28" style:family="table-cell" style:parent-style-name="Default">
      <style:table-cell-properties fo:border-bottom="1.5pt solid #eeeeee" fo:background-color="#eeeeee" fo:border-left="none" fo:border-right="1.5pt solid #eeeeee" fo:border-top="1.5pt solid #eeeeee"/>
    </style:style>
    <style:style style:name="ce29" style:family="table-cell" style:parent-style-name="Accent_20_1">
      <style:table-cell-properties fo:background-color="#666666"/>
    </style:style>
    <style:style style:name="ce30" style:family="table-cell" style:parent-style-name="Accent_20_1">
      <style:table-cell-properties fo:background-color="#ffffff"/>
    </style:style>
    <style:style style:name="ce31" style:family="table-cell" style:parent-style-name="Accent_20_1">
      <style:table-cell-properties fo:background-color="#4db6ac"/>
    </style:style>
    <style:style style:name="ce32" style:family="table-cell" style:parent-style-name="Accent_20_1">
      <style:table-cell-properties fo:background-color="#2a9d8f"/>
    </style:style>
    <style:style style:name="ce33" style:family="table-cell" style:parent-style-name="Accent_20_1">
      <style:table-cell-properties fo:background-color="#4fc3f7"/>
    </style:style>
    <style:style style:name="ce34" style:family="table-cell" style:parent-style-name="Accent_20_1">
      <style:table-cell-properties fo:background-color="#9c6bc6"/>
    </style:style>
    <style:style style:name="ce35" style:family="table-cell" style:parent-style-name="Accent_20_1">
      <style:table-cell-properties fo:background-color="#ffb3ab"/>
    </style:style>
    <style:style style:name="ce81" style:family="table-cell" style:parent-style-name="Default">
      <style:table-cell-properties fo:background-color="#39ad6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1" fo:font-size="28pt" fo:font-style="normal" fo:text-shadow="none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  <style:map style:condition="cell-content()=#REF!" style:apply-style-name="ConditionalStyle_5f_20" style:base-cell-address="'Main Menu v0'.C1"/>
    </style:style>
    <style:style style:name="ce37" style:family="table-cell" style:parent-style-name="Accent_20_1">
      <style:table-cell-properties fo:background-color="#666666" style:text-align-source="fix" style:repeat-content="false" style:vertical-align="middle"/>
      <style:paragraph-properties fo:text-align="start" fo:margin-left="0cm"/>
      <style:text-properties style:font-name="Calibri2" fo:font-size="18pt" style:font-size-asian="18pt" style:font-size-complex="18pt"/>
    </style:style>
    <style:style style:name="ce38" style:family="table-cell" style:parent-style-name="Default">
      <style:table-cell-properties fo:background-color="#a7e5e0" style:text-align-source="fix" style:repeat-content="false" fo:border="1.5pt solid #ffffff" style:vertical-align="middle"/>
      <style:paragraph-properties fo:text-align="center" fo:margin-left="0cm"/>
      <style:text-properties fo:color="#333333" style:font-name="Calibri2" fo:font-size="13pt" fo:font-weight="normal" style:font-size-asian="13pt" style:font-weight-asian="normal" style:font-size-complex="13pt" style:font-weight-complex="normal"/>
    </style:style>
    <style:style style:name="ce39" style:family="table-cell" style:parent-style-name="Default">
      <style:table-cell-properties fo:background-color="#d5f4e6" style:text-align-source="fix" style:repeat-content="false" style:vertical-align="middle"/>
      <style:paragraph-properties fo:text-align="center" fo:margin-left="0cm"/>
      <style:text-properties fo:color="#333333" style:font-name="Calibri2"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a7dff7" style:text-align-source="fix" style:repeat-content="fals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Calibri2" fo:font-size="13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d4c8e2" style:text-align-source="fix" style:repeat-content="false" style:vertical-align="middle"/>
      <style:paragraph-properties fo:text-align="center" fo:margin-left="0cm"/>
      <style:text-properties fo:color="#333333" style:font-name="Calibri2" fo:font-size="13pt" fo:font-weight="normal" style:font-size-asian="13pt" style:font-weight-asian="normal" style:font-size-complex="13pt" style:font-weight-complex="normal"/>
    </style:style>
    <style:style style:name="ce42" style:family="table-cell" style:parent-style-name="Default">
      <style:table-cell-properties fo:background-color="#e6c3c7" style:text-align-source="fix" style:repeat-content="false" style:vertical-align="middle"/>
      <style:paragraph-properties fo:text-align="center" fo:margin-left="0cm"/>
      <style:text-properties fo:color="#333333" style:font-name="Calibri2"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ext-properties fo:font-size="15pt" style:font-size-asian="15pt" style:font-size-complex="15pt"/>
    </style:style>
    <style:style style:name="ce44" style:family="table-cell" style:parent-style-name="Default">
      <style:text-properties style:font-name="Calibri2" fo:font-size="15pt" style:font-size-asian="15pt" style:font-size-complex="15pt"/>
    </style:style>
    <style:style style:name="ce25" style:family="table-cell" style:parent-style-name="Accent_20_3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Calibri2"/>
    </style:style>
    <style:style style:name="ce91" style:family="table-cell" style:parent-style-name="Default">
      <style:table-cell-properties fo:background-color="#39ad6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1" fo:font-size="28pt" fo:font-style="normal" fo:text-shadow="none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  <style:map style:condition="cell-content()=#REF!" style:apply-style-name="ConditionalStyle_5f_20" style:base-cell-address="'Encrypted Backup'.C1"/>
    </style:style>
    <style:style style:name="ce46" style:family="table-cell" style:parent-style-name="Accent_20_3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zh" style:country-asian="CN" style:font-style-asian="normal" style:font-name-complex="Tahoma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39ad6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1" fo:font-size="28pt" fo:font-style="normal" fo:text-shadow="none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  <style:map style:condition="cell-content()=#REF!" style:apply-style-name="ConditionalStyle_5f_20" style:base-cell-address="Responsibilities.C1"/>
    </style:style>
    <style:style style:name="ce95" style:family="table-cell" style:parent-style-name="Default">
      <style:table-cell-properties fo:background-color="#39ad6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1" fo:font-size="28pt" fo:font-style="normal" fo:text-shadow="none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  <style:map style:condition="cell-content()=#REF!" style:apply-style-name="ConditionalStyle_5f_20" style:base-cell-address="'Internal Contacts'.C1"/>
    </style:style>
    <style:style style:name="ce96" style:family="table-cell" style:parent-style-name="Default">
      <style:table-cell-properties fo:background-color="#39ad6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1" fo:font-size="28pt" fo:font-style="normal" fo:text-shadow="none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  <style:map style:condition="cell-content()=#REF!" style:apply-style-name="ConditionalStyle_5f_20" style:base-cell-address="'External Contacts'.C1"/>
    </style:style>
    <style:style style:name="ce97" style:family="table-cell" style:parent-style-name="Default">
      <style:table-cell-properties fo:background-color="#39ad6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1" fo:font-size="28pt" fo:font-style="normal" fo:text-shadow="none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  <style:map style:condition="cell-content()=#REF!" style:apply-style-name="ConditionalStyle_5f_20" style:base-cell-address="'Recovery List'.C1"/>
    </style:style>
    <style:style style:name="gr1" style:family="graphic">
      <style:graphic-properties draw:stroke="solid" svg:stroke-width="0.026cm" svg:stroke-color="#000000" draw:stroke-linejoin="round" draw:fill="solid" draw:fill-color="#ffffff" draw:textarea-vertical-align="top" draw:auto-grow-height="false" fo:min-height="64.625cm" fo:min-width="24.93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2" style:family="graphic">
      <style:graphic-properties draw:stroke="solid" svg:stroke-width="0.026cm" svg:stroke-color="#000000" draw:stroke-linejoin="round" draw:fill="solid" draw:fill-color="#ffffff" draw:textarea-vertical-align="top" draw:auto-grow-height="false" fo:min-height="55.918cm" fo:min-width="23.946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3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.026cm" svg:stroke-color="#000000" draw:stroke-linejoin="round" draw:fill="solid" draw:fill-color="#ffffff" draw:textarea-vertical-align="top" draw:auto-grow-height="false" fo:min-height="64.625cm" fo:min-width="24.938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5" style:family="graphic">
      <style:graphic-properties draw:stroke="solid" svg:stroke-width="0.026cm" svg:stroke-color="#000000" draw:stroke-linejoin="round" draw:fill="solid" draw:fill-color="#ffffff" draw:textarea-vertical-align="top" draw:auto-grow-height="false" fo:min-height="30.756cm" fo:min-width="28.428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6" style:family="graphic">
      <style:graphic-properties draw:stroke="solid" svg:stroke-width="0.026cm" svg:stroke-color="#000000" draw:stroke-linejoin="round" draw:fill="solid" draw:fill-color="#ffffff" draw:textarea-vertical-align="top" draw:auto-grow-height="false" fo:min-height="31.18cm" fo:min-width="30.236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7" style:family="graphic">
      <style:graphic-properties draw:stroke="solid" svg:stroke-width="0.026cm" svg:stroke-color="#000000" draw:stroke-linejoin="round" draw:fill="solid" draw:fill-color="#ffffff" draw:textarea-vertical-align="top" draw:auto-grow-height="false" fo:min-height="30.783cm" fo:min-width="25.479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28pt" style:font-size-complex="28pt" style:font-weight-asian="bold" style:font-weight-complex="bold" style:font-style-asian="normal" style:font-style-complex="normal"/>
    </style:style>
    <style:style style:name="T3" style:family="text">
      <style:text-properties fo:font-size="28pt" style:text-underline-style="none" style:text-underline-color="font-color" style:text-line-through-type="none" fo:font-style="normal" style:text-outline="false" fo:text-shadow="none" style:text-position="0% 100%" style:font-name-complex="Calibri" style:font-size-asian="28pt" style:font-size-complex="28pt" style:font-style-asian="normal" style:font-style-complex="normal" fo:font-weight="normal" style:font-weight-asian="normal" style:font-weight-complex="normal"/>
    </style:style>
    <style:style style:name="T4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28pt" style:font-size-complex="28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Main Menu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>
            <draw:custom-shape table:end-cell-address="'Main Menu'.L67" table:end-x="1.143cm" table:end-y="0.133cm" draw:z-index="0" draw:name="AutoShape 4" draw:style-name="gr1" draw:text-style-name="P1" svg:width="25.432cm" svg:height="64.875cm" svg:x="0cm" svg:y="0cm">
              <text:p/>
              <draw:enhanced-geometry draw:mirror-horizontal="false" draw:mirror-vertical="false" svg:viewBox="0 0 9954406 9525166" draw:text-areas="0 0 0 0" draw:type="ooxml-non-primitive" draw:enhanced-path="M"/>
            </draw:custom-shape>
            <draw:custom-shape table:end-cell-address="'Main Menu'.L67" table:end-x="1.143cm" table:end-y="0.133cm" draw:z-index="1" draw:name="AutoShape 4" draw:style-name="gr1" draw:text-style-name="P1" svg:width="25.432cm" svg:height="64.875cm" svg:x="0cm" svg:y="0cm">
              <text:p/>
              <draw:enhanced-geometry draw:mirror-horizontal="false" draw:mirror-vertical="false" svg:viewBox="0 0 9954406 9525166" draw:text-areas="0 0 0 0" draw:type="ooxml-non-primitive" draw:enhanced-path="M"/>
            </draw:custom-shape>
            <draw:custom-shape table:end-cell-address="'Main Menu'.L67" table:end-x="1.143cm" table:end-y="0.133cm" draw:z-index="2" draw:name="AutoShape 4" draw:style-name="gr1" draw:text-style-name="P1" svg:width="25.432cm" svg:height="64.875cm" svg:x="0cm" svg:y="0cm">
              <text:p/>
              <draw:enhanced-geometry draw:mirror-horizontal="false" draw:mirror-vertical="false" svg:viewBox="0 0 9954406 9525166" draw:text-areas="0 0 0 0" draw:type="ooxml-non-primitive" draw:enhanced-path="M"/>
            </draw:custom-shape>
          </table:table-cell>
          <table:table-cell table:style-name="ce1"/>
          <table:table-cell table:style-name="ce11" office:value-type="string" calcext:value-type="string" table:number-columns-spanned="4" table:number-rows-spanned="2">
            <text:p><text:span text:style-name="T2">Disaster </text:span><text:span text:style-name="T3">Recovery Template</text:span></text:p>
          </table:table-cell>
          <table:covered-table-cell table:number-columns-repeated="3" table:style-name="ce1"/>
          <table:table-cell table:style-name="ce1" table:number-columns-repeated="5"/>
          <table:table-cell table:number-columns-repeated="1013"/>
        </table:table-row>
        <table:table-row table:style-name="ro1">
          <table:table-cell table:style-name="ce1" table:number-columns-repeated="2"/>
          <table:covered-table-cell table:number-columns-repeated="4" table:style-name="ce1"/>
          <table:table-cell table:style-name="ce1" table:number-columns-repeated="5"/>
          <table:table-cell table:number-columns-repeated="1013"/>
        </table:table-row>
        <table:table-row table:style-name="ro2">
          <table:table-cell table:style-name="Good" table:number-columns-repeated="11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3"/>
          <table:table-cell table:style-name="ce5"/>
          <table:table-cell table:style-name="ce12" office:value-type="string" calcext:value-type="string">
            <text:p>Structure</text:p>
          </table:table-cell>
          <table:table-cell table:style-name="ce19" table:number-columns-repeated="8"/>
          <table:table-cell table:style-name="ce27" table:number-columns-repeated="1012"/>
          <table:table-cell table:style-name="ce28"/>
        </table:table-row>
        <table:table-row table:style-name="ro1">
          <table:table-cell/>
          <table:table-cell table:style-name="ce6"/>
          <table:table-cell table:style-name="ce13" office:value-type="string" calcext:value-type="string">
            <text:p><text:a xlink:href="#'Encrypted Backup'.A1" xlink:type="simple">Encrypted Backup</text:a></text:p>
          </table:table-cell>
          <table:table-cell table:number-columns-repeated="2"/>
          <table:table-cell table:style-name="ce22" office:value-type="string" calcext:value-type="string">
            <text:p>Oliver Maicher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4"/>
          <table:table-cell table:style-name="ce7"/>
          <table:table-cell table:style-name="ce14" office:value-type="string" calcext:value-type="string">
            <text:p><text:a xlink:href="#Responsibilities.B10" xlink:type="simple">Responsibilites</text:a></text:p>
          </table:table-cell>
          <table:table-cell table:style-name="ce20" table:number-columns-repeated="2"/>
          <table:table-cell table:style-name="ce23" office:value-type="string" calcext:value-type="string">
            <text:p>Website: </text:p>
          </table:table-cell>
          <table:table-cell table:style-name="ce69" office:value-type="string" calcext:value-type="string">
            <text:p><text:span text:style-name="T5"><text:a xlink:href="https://www.olivermaicher.eu/" xlink:type="simple">https://www.olivermaicher.eu</text:a></text:span>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8"/>
          <table:table-cell table:style-name="ce15" office:value-type="string" calcext:value-type="string">
            <text:p><text:span text:style-name="T4"><text:a xlink:href="#'Internal Contacts'.A1" xlink:type="simple">Internal Contacts</text:a></text:span></text:p>
          </table:table-cell>
          <table:table-cell table:style-name="ce21" table:number-columns-repeated="2"/>
          <table:table-cell table:style-name="ce23" office:value-type="string" calcext:value-type="string">
            <text:p>Phone: </text:p>
          </table:table-cell>
          <table:table-cell table:style-name="ce70" office:value-type="string" calcext:value-type="string">
            <text:p>+49 151 4495 9213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9"/>
          <table:table-cell table:style-name="ce16" office:value-type="string" calcext:value-type="string">
            <text:p><text:a xlink:href="#'External Contacts'.A1" xlink:type="simple">External Contacts</text:a></text:p>
          </table:table-cell>
          <table:table-cell table:style-name="ce20" table:number-columns-repeated="2"/>
          <table:table-cell table:style-name="ce23" office:value-type="string" calcext:value-type="string">
            <text:p>Telegram:</text:p>
          </table:table-cell>
          <table:table-cell table:style-name="ce69" office:value-type="string" calcext:value-type="string">
            <text:p>@maiosec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0"/>
          <table:table-cell table:style-name="ce17" office:value-type="string" calcext:value-type="string">
            <text:p><text:a xlink:href="#'Recovery List'.A1" xlink:type="simple">Recovery List</text:a></text:p>
          </table:table-cell>
          <table:table-cell table:style-name="ce20" table:number-columns-repeated="2"/>
          <table:table-cell table:style-name="ce23" office:value-type="string" calcext:value-type="string">
            <text:p>Mail: </text:p>
          </table:table-cell>
          <table:table-cell table:style-name="ce69" office:value-type="string" calcext:value-type="string">
            <text:p><text:a xlink:href="mailto:hi@olivermaicher.eu" xlink:type="simple">hi@olivermaicher.eu</text:a></text:p>
          </table:table-cell>
          <table:table-cell table:style-name="ce23" table:number-columns-repeated="2"/>
          <table:table-cell table:style-name="ce26"/>
          <table:table-cell table:number-columns-repeated="1014"/>
        </table:table-row>
        <table:table-row table:style-name="ro1">
          <table:table-cell table:style-name="ce4"/>
          <table:table-cell table:number-columns-repeated="4"/>
          <table:table-cell table:style-name="ce23" office:value-type="string" calcext:value-type="string">
            <text:p>LinkedIn:</text:p>
          </table:table-cell>
          <table:table-cell table:style-name="ce69" office:value-type="string" calcext:value-type="string">
            <text:p><text:a xlink:href="https://www.linkedin.com/in/oliver-maicher" xlink:type="simple">https://www.linkedin.com/in/oliver-maicher</text:a></text:p>
          </table:table-cell>
          <table:table-cell table:style-name="ce23" table:number-columns-repeated="2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Bad" table:number-columns-repeated="2"/>
          <table:table-cell table:style-name="ce18" office:value-type="string" calcext:value-type="string">
            <text:p>⚠️ Keep Updated and Store Securely for your own sake.</text:p>
          </table:table-cell>
          <table:table-cell table:style-name="Bad" table:number-columns-repeated="8"/>
          <table:table-cell table:number-columns-repeated="101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Main Menu'.C1:'Main Menu'.C1">
            <calcext:condition calcext:apply-style-name="ConditionalStyle_20" calcext:value="=#REF!" calcext:base-cell-address="'Main Menu'.C1"/>
          </calcext:conditional-format>
          <calcext:conditional-format calcext:target-range-address="'Main Menu'.C1:'Main Menu'.C1">
            <calcext:condition calcext:apply-style-name="ConditionalStyle_6" calcext:value="=[.$D$33]" calcext:base-cell-address="'Main Menu'.C1"/>
          </calcext:conditional-format>
        </calcext:conditional-formats>
      </table:table>
      <table:table table:name="Main Menu v0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8" table:default-cell-style-name="Default"/>
        <table:table-column table:style-name="co8" table:default-cell-style-name="Default"/>
        <table:table-column table:style-name="co4" table:number-columns-repeated="1012" table:default-cell-style-name="Default"/>
        <table:table-row table:style-name="ro3">
          <table:table-cell table:style-name="ce1">
            <draw:custom-shape table:end-cell-address="'Main Menu v0'.L53" table:end-x="1.076cm" table:end-y="0.135cm" draw:z-index="0" draw:name="AutoShape 4" draw:style-name="gr2" draw:text-style-name="P1" svg:width="24.446cm" svg:height="56.168cm" svg:x="0cm" svg:y="0cm">
              <text:p/>
              <draw:enhanced-geometry draw:mirror-horizontal="false" draw:mirror-vertical="false" svg:viewBox="0 0 9954406 9525166" draw:text-areas="0 0 0 0" draw:type="ooxml-non-primitive" draw:enhanced-path="M"/>
            </draw:custom-shape>
            <draw:custom-shape table:end-cell-address="'Main Menu v0'.L53" table:end-x="1.076cm" table:end-y="0.135cm" draw:z-index="1" draw:name="AutoShape 4" draw:style-name="gr2" draw:text-style-name="P1" svg:width="24.446cm" svg:height="56.168cm" svg:x="0cm" svg:y="0cm">
              <text:p/>
              <draw:enhanced-geometry draw:mirror-horizontal="false" draw:mirror-vertical="false" svg:viewBox="0 0 9954406 9525166" draw:text-areas="0 0 0 0" draw:type="ooxml-non-primitive" draw:enhanced-path="M"/>
            </draw:custom-shape>
            <draw:custom-shape table:end-cell-address="'Main Menu v0'.L53" table:end-x="1.076cm" table:end-y="0.135cm" draw:z-index="2" draw:name="AutoShape 4" draw:style-name="gr2" draw:text-style-name="P1" svg:width="24.446cm" svg:height="56.168cm" svg:x="0cm" svg:y="0cm">
              <text:p/>
              <draw:enhanced-geometry draw:mirror-horizontal="false" draw:mirror-vertical="false" svg:viewBox="0 0 9954406 9525166" draw:text-areas="0 0 0 0" draw:type="ooxml-non-primitive" draw:enhanced-path="M"/>
            </draw:custom-shape>
          </table:table-cell>
          <table:table-cell table:style-name="ce1"/>
          <table:table-cell table:style-name="ce81" office:value-type="string" calcext:value-type="string" table:number-columns-spanned="4" table:number-rows-spanned="2">
            <text:p><text:span text:style-name="T2">Disaster </text:span><text:span text:style-name="T3">Recovery Template</text:span></text:p>
          </table:table-cell>
          <table:covered-table-cell table:number-columns-repeated="3" table:style-name="ce1"/>
          <table:table-cell table:style-name="ce1" table:number-columns-repeated="5"/>
          <table:table-cell table:number-columns-repeated="1013"/>
        </table:table-row>
        <table:table-row table:style-name="ro3">
          <table:table-cell table:style-name="ce1" table:number-columns-repeated="2"/>
          <table:covered-table-cell table:number-columns-repeated="4" table:style-name="ce1"/>
          <table:table-cell table:style-name="ce1" table:number-columns-repeated="5"/>
          <table:table-cell table:number-columns-repeated="1013"/>
        </table:table-row>
        <table:table-row table:style-name="ro4">
          <table:table-cell table:style-name="Good" table:number-columns-repeated="1024"/>
        </table:table-row>
        <table:table-row table:style-name="ro5">
          <table:table-cell table:number-columns-repeated="1024"/>
        </table:table-row>
        <table:table-row table:style-name="ro3">
          <table:table-cell table:style-name="ce29" table:number-columns-repeated="2"/>
          <table:table-cell table:style-name="ce37" office:value-type="string" calcext:value-type="string">
            <text:p>Structure</text:p>
          </table:table-cell>
          <table:table-cell table:style-name="ce29" table:number-columns-repeated="1021"/>
        </table:table-row>
        <table:table-row table:style-name="ro3">
          <table:table-cell/>
          <table:table-cell table:style-name="ce31"/>
          <table:table-cell table:style-name="ce38" office:value-type="string" calcext:value-type="string">
            <text:p><text:a xlink:href="#'Encrypted Backup'.A1" xlink:type="simple">Encrypted Backup</text:a></text:p>
          </table:table-cell>
          <table:table-cell table:number-columns-repeated="2"/>
          <table:table-cell table:style-name="ce22" office:value-type="string" calcext:value-type="string">
            <text:p>Oliver Maicher</text:p>
          </table:table-cell>
          <table:table-cell table:style-name="ce24" table:number-columns-repeated="3"/>
          <table:table-cell table:number-columns-repeated="1015"/>
        </table:table-row>
        <table:table-row table:style-name="ro3">
          <table:table-cell table:style-name="ce30"/>
          <table:table-cell table:style-name="ce32"/>
          <table:table-cell table:style-name="ce39" office:value-type="string" calcext:value-type="string">
            <text:p><text:a xlink:href="#Responsibilities.B10" xlink:type="simple">Responsibilites</text:a></text:p>
          </table:table-cell>
          <table:table-cell table:style-name="ce43" table:number-columns-repeated="2"/>
          <table:table-cell table:style-name="ce23" office:value-type="string" calcext:value-type="string">
            <text:p>Website: </text:p>
          </table:table-cell>
          <table:table-cell table:style-name="ce23" office:value-type="string" calcext:value-type="string">
            <text:p><text:span text:style-name="T5"><text:a xlink:href="https://www.olivermaicher.eu/" xlink:type="simple">https://www.olivermaicher.eu</text:a></text:span></text:p>
          </table:table-cell>
          <table:table-cell table:style-name="ce23" table:number-columns-repeated="2"/>
          <table:table-cell table:number-columns-repeated="1015"/>
        </table:table-row>
        <table:table-row table:style-name="ro3">
          <table:table-cell table:style-name="ce30"/>
          <table:table-cell table:style-name="ce33"/>
          <table:table-cell table:style-name="ce40" office:value-type="string" calcext:value-type="string">
            <text:p><text:span text:style-name="T4"><text:a xlink:href="#'Internal Contacts'.A1" xlink:type="simple">Internal Contacts</text:a></text:span></text:p>
          </table:table-cell>
          <table:table-cell table:style-name="ce44" table:number-columns-repeated="2"/>
          <table:table-cell table:style-name="ce23" office:value-type="string" calcext:value-type="string">
            <text:p>Phone: </text:p>
          </table:table-cell>
          <table:table-cell table:style-name="ce25" office:value-type="string" calcext:value-type="string">
            <text:p>+49 151 4495 9213</text:p>
          </table:table-cell>
          <table:table-cell table:style-name="ce23" table:number-columns-repeated="2"/>
          <table:table-cell table:number-columns-repeated="1015"/>
        </table:table-row>
        <table:table-row table:style-name="ro3">
          <table:table-cell table:style-name="ce30"/>
          <table:table-cell table:style-name="ce34"/>
          <table:table-cell table:style-name="ce41" office:value-type="string" calcext:value-type="string">
            <text:p><text:a xlink:href="#'External Contacts'.A1" xlink:type="simple">External Contacts</text:a></text:p>
          </table:table-cell>
          <table:table-cell table:style-name="ce43" table:number-columns-repeated="2"/>
          <table:table-cell table:style-name="ce23" office:value-type="string" calcext:value-type="string">
            <text:p>Telegram:</text:p>
          </table:table-cell>
          <table:table-cell table:style-name="ce23" office:value-type="string" calcext:value-type="string">
            <text:p>@maiosec</text:p>
          </table:table-cell>
          <table:table-cell table:style-name="ce23" table:number-columns-repeated="2"/>
          <table:table-cell table:number-columns-repeated="1015"/>
        </table:table-row>
        <table:table-row table:style-name="ro3">
          <table:table-cell table:style-name="ce30"/>
          <table:table-cell table:style-name="ce35"/>
          <table:table-cell table:style-name="ce42" office:value-type="string" calcext:value-type="string">
            <text:p><text:a xlink:href="#'Recovery List'.A1" xlink:type="simple">Recovery List</text:a></text:p>
          </table:table-cell>
          <table:table-cell table:style-name="ce43" table:number-columns-repeated="2"/>
          <table:table-cell table:style-name="ce23" office:value-type="string" calcext:value-type="string">
            <text:p>Mail: </text:p>
          </table:table-cell>
          <table:table-cell table:style-name="ce23" office:value-type="string" calcext:value-type="string">
            <text:p><text:a xlink:href="mailto:hi@olivermaicher.eu" xlink:type="simple">hi@olivermaicher.eu</text:a></text:p>
          </table:table-cell>
          <table:table-cell table:style-name="ce23" table:number-columns-repeated="2"/>
          <table:table-cell table:style-name="Standard_20_Font"/>
          <table:table-cell table:number-columns-repeated="1014"/>
        </table:table-row>
        <table:table-row table:style-name="ro3">
          <table:table-cell table:style-name="ce30"/>
          <table:table-cell table:number-columns-repeated="3"/>
          <table:table-cell>
            <office:annotation draw:style-name="gr3" draw:text-style-name="P3" svg:width="2.899cm" svg:height="1.799cm" svg:x="10.423cm" svg:y="8.305cm" draw:caption-point-x="-0.61cm" draw:caption-point-y="1.51cm">
              <dc:date>2024-09-28T00:00:00</dc:date>
              <text:p text:style-name="P2"><text:span text:style-name="T1">Test</text:span></text:p>
              <text:p text:style-name="P2"><text:span text:style-name="T1"/></text:p>
            </office:annotation>
          </table:table-cell>
          <table:table-cell table:style-name="ce23" office:value-type="string" calcext:value-type="string">
            <text:p>LinkedIn:</text:p>
          </table:table-cell>
          <table:table-cell table:style-name="ce23" office:value-type="string" calcext:value-type="string">
            <text:p><text:a xlink:href="https://www.linkedin.com/in/oliver-maicher" xlink:type="simple">https://www.linkedin.com/in/oliver-maicher</text:a></text:p>
          </table:table-cell>
          <table:table-cell table:style-name="ce23" table:number-columns-repeated="2"/>
          <table:table-cell table:number-columns-repeated="1015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Bad" table:number-columns-repeated="2"/>
          <table:table-cell table:style-name="ce18" office:value-type="string" calcext:value-type="string">
            <text:p>⚠️ Keep Updated and Store Securely for your own sake.</text:p>
          </table:table-cell>
          <table:table-cell table:style-name="Bad" table:number-columns-repeated="1021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Main Menu v0'.C1:'Main Menu v0'.C1">
            <calcext:condition calcext:apply-style-name="ConditionalStyle_20" calcext:value="=#REF!" calcext:base-cell-address="'Main Menu v0'.C1"/>
          </calcext:conditional-format>
          <calcext:conditional-format calcext:target-range-address="'Main Menu v0'.C1:'Main Menu v0'.C1">
            <calcext:condition calcext:apply-style-name="ConditionalStyle_6" calcext:value="=[.$D$33]" calcext:base-cell-address="'Main Menu v0'.C1"/>
          </calcext:conditional-format>
        </calcext:conditional-formats>
      </table:table>
      <table:table table:name="Encrypted Backup" table:style-name="ta1">
        <table:table-column table:style-name="co4" table:number-columns-repeated="1024" table:default-cell-style-name="Default"/>
        <table:table-row table:style-name="ro1">
          <table:table-cell table:style-name="ce1">
            <draw:custom-shape table:end-cell-address="'Encrypted Backup'.L139" table:end-x="0.602cm" table:end-y="0.195cm" draw:z-index="0" draw:name="AutoShape 4" draw:style-name="gr4" draw:text-style-name="P1" svg:width="25.438cm" svg:height="64.875cm" svg:x="0cm" svg:y="0cm">
              <text:p/>
              <draw:enhanced-geometry draw:mirror-horizontal="false" draw:mirror-vertical="false" svg:viewBox="0 0 9954406 9525166" draw:text-areas="0 0 0 0" draw:type="ooxml-non-primitive" draw:enhanced-path="M"/>
            </draw:custom-shape>
            <draw:custom-shape table:end-cell-address="'Encrypted Backup'.L139" table:end-x="0.602cm" table:end-y="0.195cm" draw:z-index="1" draw:name="AutoShape 4" draw:style-name="gr4" draw:text-style-name="P1" svg:width="25.438cm" svg:height="64.875cm" svg:x="0cm" svg:y="0cm">
              <text:p/>
              <draw:enhanced-geometry draw:mirror-horizontal="false" draw:mirror-vertical="false" svg:viewBox="0 0 9954406 9525166" draw:text-areas="0 0 0 0" draw:type="ooxml-non-primitive" draw:enhanced-path="M"/>
            </draw:custom-shape>
            <draw:custom-shape table:end-cell-address="'Encrypted Backup'.L139" table:end-x="0.602cm" table:end-y="0.195cm" draw:z-index="2" draw:name="AutoShape 4" draw:style-name="gr4" draw:text-style-name="P1" svg:width="25.438cm" svg:height="64.875cm" svg:x="0cm" svg:y="0cm">
              <text:p/>
              <draw:enhanced-geometry draw:mirror-horizontal="false" draw:mirror-vertical="false" svg:viewBox="0 0 9954406 9525166" draw:text-areas="0 0 0 0" draw:type="ooxml-non-primitive" draw:enhanced-path="M"/>
            </draw:custom-shape>
          </table:table-cell>
          <table:table-cell table:style-name="ce1"/>
          <table:table-cell table:style-name="ce91" office:value-type="string" calcext:value-type="string" table:number-columns-spanned="4" table:number-rows-spanned="2">
            <text:p><text:span text:style-name="T2">Secure </text:span><text:span text:style-name="T3">Storage</text:span></text:p>
          </table:table-cell>
          <table:covered-table-cell table:number-columns-repeated="3" table:style-name="ce1"/>
          <table:table-cell table:style-name="ce1" table:number-columns-repeated="5"/>
          <table:table-cell table:style-name="ce2" table:number-columns-repeated="1013"/>
        </table:table-row>
        <table:table-row table:style-name="ro1">
          <table:table-cell table:style-name="ce1" table:number-columns-repeated="2"/>
          <table:covered-table-cell table:number-columns-repeated="4" table:style-name="ce1"/>
          <table:table-cell table:style-name="ce1" table:number-columns-repeated="5"/>
          <table:table-cell table:style-name="ce2" table:number-columns-repeated="1013"/>
        </table:table-row>
        <table:table-row table:style-name="ro6">
          <table:table-cell table:style-name="Good" table:number-columns-repeated="17"/>
          <table:table-cell table:number-columns-repeated="1007"/>
        </table:table-row>
        <table:table-row table:style-name="ro7">
          <table:table-cell table:style-name="Accent_20_2" office:value-type="string" calcext:value-type="string">
            <text:p><text:a xlink:href="#'Main Menu'.A1" xlink:type="simple">Main Menu</text:a></text:p>
          </table:table-cell>
          <table:table-cell table:style-name="Accent_20_2" table:number-columns-repeated="1023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Even if an organization is in possession of a full Distaster Recovery Plan, Manual or Handbook, it needs to store it securely and accessibly.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Redundancy is key: Store it locally, encrypted in cloud storage and as a paper printed version.</text:p>
          </table:table-cell>
          <table:table-cell table:number-columns-repeated="1022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To encrypt your Disaster Recovery Handbook with Boxcryptor (free)/Cryptomator (paid on mobile) and store it with your on-premise share or a cloud provider: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1. Install Boxcryptor: Download and install Boxcryptor on your device, initialize it.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2. Connect Cloud Provider: Link your cloud storage (e.g., Google Drive, Dropbox) through the Boxcryptor app.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3. Encrypt Excel File: Place your Excel file in the cloud folder managed by Boxcryptor. Right-click the file, select "Boxcryptor &gt; Encrypt".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4. Access and Sync: The encrypted file is synced to the cloud, and you can decrypt it later via Boxcryptor by accessing the same folder.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5. Make sure to persist your Boxcryptor private key.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This ensures your Excel file is securely encrypted in the cloud.</text:p>
          </table:table-cell>
          <table:table-cell table:number-columns-repeated="1022"/>
        </table:table-row>
        <calcext:conditional-formats>
          <calcext:conditional-format calcext:target-range-address="'Encrypted Backup'.C1:'Encrypted Backup'.C1">
            <calcext:condition calcext:apply-style-name="ConditionalStyle_20" calcext:value="=#REF!" calcext:base-cell-address="'Encrypted Backup'.C1"/>
          </calcext:conditional-format>
          <calcext:conditional-format calcext:target-range-address="'Encrypted Backup'.C1:'Encrypted Backup'.C1">
            <calcext:condition calcext:apply-style-name="ConditionalStyle_6" calcext:value="=[.$D$33]" calcext:base-cell-address="'Encrypted Backup'.C1"/>
          </calcext:conditional-format>
        </calcext:conditional-formats>
      </table:table>
      <table:table table:name="Responsibilities" table:style-name="ta1">
        <table:table-column table:style-name="co4" table:default-cell-style-name="Default"/>
        <table:table-column table:style-name="co4" table:default-cell-style-name="ce47"/>
        <table:table-column table:style-name="co9" table:default-cell-style-name="ce47"/>
        <table:table-column table:style-name="co10" table:default-cell-style-name="ce47"/>
        <table:table-column table:style-name="co4" table:default-cell-style-name="ce47"/>
        <table:table-column table:style-name="co4" table:number-columns-repeated="1019" table:default-cell-style-name="Default"/>
        <table:table-row table:style-name="ro1">
          <table:table-cell table:style-name="ce1">
            <draw:custom-shape table:end-cell-address="Responsibilities.L67" table:end-x="1.143cm" table:end-y="0.133cm" draw:z-index="0" draw:name="AutoShape 4" draw:style-name="gr5" draw:text-style-name="P1" svg:width="28.928cm" svg:height="31.006cm" svg:x="0cm" svg:y="0cm">
              <text:p/>
              <draw:enhanced-geometry draw:mirror-horizontal="false" draw:mirror-vertical="false" svg:viewBox="0 0 9954406 9525166" draw:text-areas="0 0 0 0" draw:type="ooxml-non-primitive" draw:enhanced-path="M"/>
            </draw:custom-shape>
            <draw:custom-shape table:end-cell-address="Responsibilities.L67" table:end-x="1.143cm" table:end-y="0.133cm" draw:z-index="1" draw:name="AutoShape 4" draw:style-name="gr5" draw:text-style-name="P1" svg:width="28.928cm" svg:height="31.006cm" svg:x="0cm" svg:y="0cm">
              <text:p/>
              <draw:enhanced-geometry draw:mirror-horizontal="false" draw:mirror-vertical="false" svg:viewBox="0 0 9954406 9525166" draw:text-areas="0 0 0 0" draw:type="ooxml-non-primitive" draw:enhanced-path="M"/>
            </draw:custom-shape>
            <draw:custom-shape table:end-cell-address="Responsibilities.L67" table:end-x="1.143cm" table:end-y="0.133cm" draw:z-index="2" draw:name="AutoShape 4" draw:style-name="gr5" draw:text-style-name="P1" svg:width="28.928cm" svg:height="31.006cm" svg:x="0cm" svg:y="0cm">
              <text:p/>
              <draw:enhanced-geometry draw:mirror-horizontal="false" draw:mirror-vertical="false" svg:viewBox="0 0 9954406 9525166" draw:text-areas="0 0 0 0" draw:type="ooxml-non-primitive" draw:enhanced-path="M"/>
            </draw:custom-shape>
          </table:table-cell>
          <table:table-cell table:style-name="ce1"/>
          <table:table-cell table:style-name="ce94" office:value-type="string" calcext:value-type="string" table:number-columns-spanned="4" table:number-rows-spanned="2">
            <text:p><text:span text:style-name="T6">Responsibilities</text:span></text:p>
          </table:table-cell>
          <table:covered-table-cell table:number-columns-repeated="3" table:style-name="ce1"/>
          <table:table-cell table:style-name="ce1" table:number-columns-repeated="5"/>
          <table:table-cell table:style-name="ce2" table:number-columns-repeated="1013"/>
        </table:table-row>
        <table:table-row table:style-name="ro1">
          <table:table-cell table:style-name="ce1" table:number-columns-repeated="2"/>
          <table:covered-table-cell table:number-columns-repeated="4" table:style-name="ce1"/>
          <table:table-cell table:style-name="ce1" table:number-columns-repeated="5"/>
          <table:table-cell table:style-name="ce2" table:number-columns-repeated="1013"/>
        </table:table-row>
        <table:table-row table:style-name="ro7">
          <table:table-cell/>
          <table:table-cell table:style-name="Default" table:number-columns-repeated="4"/>
          <table:table-cell table:number-columns-repeated="1019"/>
        </table:table-row>
        <table:table-row table:style-name="ro7">
          <table:table-cell table:style-name="Accent_20_2" office:value-type="string" calcext:value-type="string">
            <text:p><text:a xlink:href="#'Main Menu'.A1" xlink:type="simple">Main Menu</text:a></text:p>
          </table:table-cell>
          <table:table-cell table:style-name="Accent_20_2" table:number-columns-repeated="1023"/>
        </table:table-row>
        <table:table-row table:style-name="ro7" table:number-rows-repeated="3">
          <table:table-cell/>
          <table:table-cell table:style-name="Default" table:number-columns-repeated="4"/>
          <table:table-cell table:number-columns-repeated="1019"/>
        </table:table-row>
        <table:table-row table:style-name="ro8">
          <table:table-cell table:style-name="Accent_20_3"/>
          <table:table-cell table:style-name="ce46"/>
          <table:table-cell table:style-name="ce46" office:value-type="string" calcext:value-type="string">
            <text:p>Process/Operation</text:p>
          </table:table-cell>
          <table:table-cell table:style-name="ce46" office:value-type="string" calcext:value-type="string">
            <text:p>Referenced Person (from Contact Sheets)</text:p>
          </table:table-cell>
          <table:table-cell table:style-name="ce46" office:value-type="string" calcext:value-type="string">
            <text:p>Note</text:p>
          </table:table-cell>
          <table:table-cell table:style-name="Accent_20_3" table:number-columns-repeated="1019"/>
        </table:table-row>
        <table:table-row table:style-name="ro8">
          <table:table-cell table:number-columns-repeated="2"/>
          <table:table-cell office:value-type="string" calcext:value-type="string">
            <text:p>Inventory Tools</text:p>
          </table:table-cell>
          <table:table-cell table:formula="of:=[$'Internal Contacts'.B9]" office:value-type="string" office:string-value="Oliver Maicher" calcext:value-type="string">
            <text:p>Oliver Maicher</text:p>
          </table:table-cell>
          <table:table-cell table:number-columns-repeated="1020"/>
        </table:table-row>
        <table:table-row table:style-name="ro8">
          <table:table-cell table:number-columns-repeated="2"/>
          <table:table-cell office:value-type="string" calcext:value-type="string">
            <text:p>Active Directory</text:p>
          </table:table-cell>
          <table:table-cell table:formula="of:=[$'Internal Contacts'.B9]" office:value-type="string" office:string-value="Oliver Maicher" calcext:value-type="string">
            <text:p>Oliver Maicher</text:p>
          </table:table-cell>
          <table:table-cell table:number-columns-repeated="1020"/>
        </table:table-row>
        <table:table-row table:style-name="ro8">
          <table:table-cell table:number-columns-repeated="2"/>
          <table:table-cell office:value-type="string" calcext:value-type="string">
            <text:p>Budget Forecasting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Payroll Processing</text:p>
          </table:table-cell>
          <table:table-cell table:formula="of:=[$'Internal Contacts'.B9]" office:value-type="string" office:string-value="Oliver Maicher" calcext:value-type="string">
            <text:p>Oliver Maicher</text:p>
          </table:table-cell>
          <table:table-cell table:number-columns-repeated="1020"/>
        </table:table-row>
        <table:table-row table:style-name="ro8">
          <table:table-cell table:number-columns-repeated="2"/>
          <table:table-cell office:value-type="string" calcext:value-type="string">
            <text:p>HR Systems</text:p>
          </table:table-cell>
          <table:table-cell table:formula="of:=[$'Internal Contacts'.B9]" office:value-type="string" office:string-value="Oliver Maicher" calcext:value-type="string">
            <text:p>Oliver Maicher</text:p>
          </table:table-cell>
          <table:table-cell table:number-columns-repeated="1020"/>
        </table:table-row>
        <table:table-row table:style-name="ro8">
          <table:table-cell table:number-columns-repeated="2"/>
          <table:table-cell office:value-type="string" calcext:value-type="string">
            <text:p>Performance Management</text:p>
          </table:table-cell>
          <table:table-cell table:formula="of:=[$'Internal Contacts'.B9]" office:value-type="string" office:string-value="Oliver Maicher" calcext:value-type="string">
            <text:p>Oliver Maicher</text:p>
          </table:table-cell>
          <table:table-cell table:number-columns-repeated="1020"/>
        </table:table-row>
        <table:table-row table:style-name="ro8">
          <table:table-cell table:number-columns-repeated="2"/>
          <table:table-cell office:value-type="string" calcext:value-type="string">
            <text:p>Lead Generation</text:p>
          </table:table-cell>
          <table:table-cell table:formula="of:=[$'Internal Contacts'.B9]" office:value-type="string" office:string-value="Oliver Maicher" calcext:value-type="string">
            <text:p>Oliver Maicher</text:p>
          </table:table-cell>
          <table:table-cell table:number-columns-repeated="1020"/>
        </table:table-row>
        <table:table-row table:style-name="ro8">
          <table:table-cell table:number-columns-repeated="2"/>
          <table:table-cell office:value-type="string" calcext:value-type="string">
            <text:p>Sales Reporting</text:p>
          </table:table-cell>
          <table:table-cell table:formula="of:=[$'Internal Contacts'.B9]" office:value-type="string" office:string-value="Oliver Maicher" calcext:value-type="string">
            <text:p>Oliver Maicher</text:p>
          </table:table-cell>
          <table:table-cell table:number-columns-repeated="1020"/>
        </table:table-row>
        <table:table-row table:style-name="ro8">
          <table:table-cell table:number-columns-repeated="2"/>
          <table:table-cell office:value-type="string" calcext:value-type="string">
            <text:p>Social Media Accounts</text:p>
          </table:table-cell>
          <table:table-cell table:formula="of:=[$'Internal Contacts'.B9]" office:value-type="string" office:string-value="Oliver Maicher" calcext:value-type="string">
            <text:p>Oliver Maicher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[$'Internal Contacts'.B9]" office:value-type="string" office:string-value="Oliver Maicher" calcext:value-type="string">
            <text:p>Oliver Maicher</text:p>
          </table:table-cell>
          <table:table-cell table:number-columns-repeated="1020"/>
        </table:table-row>
        <table:table-row table:style-name="ro8">
          <table:table-cell table:number-columns-repeated="2"/>
          <table:table-cell office:value-type="string" calcext:value-type="string">
            <text:p>Network Maintenance</text:p>
          </table:table-cell>
          <table:table-cell table:formula="of:=[$'Internal Contacts'.B9]" office:value-type="string" office:string-value="Oliver Maicher" calcext:value-type="string">
            <text:p>Oliver Maicher</text:p>
          </table:table-cell>
          <table:table-cell table:number-columns-repeated="1020"/>
        </table:table-row>
        <table:table-row table:style-name="ro8">
          <table:table-cell table:number-columns-repeated="2"/>
          <table:table-cell office:value-type="string" calcext:value-type="string">
            <text:p>Cybersecurity</text:p>
          </table:table-cell>
          <table:table-cell table:formula="of:=[$'Internal Contacts'.B9]" office:value-type="string" office:string-value="Oliver Maicher" calcext:value-type="string">
            <text:p>Oliver Maicher</text:p>
          </table:table-cell>
          <table:table-cell table:number-columns-repeated="1020"/>
        </table:table-row>
        <table:table-row table:style-name="ro8">
          <table:table-cell table:number-columns-repeated="2"/>
          <table:table-cell office:value-type="string" calcext:value-type="string">
            <text:p>Ticket System</text:p>
          </table:table-cell>
          <table:table-cell table:formula="of:=[$'Internal Contacts'.B10]" office:value-type="string" office:string-value="Person A." calcext:value-type="string">
            <text:p>Person A.</text:p>
          </table:table-cell>
          <table:table-cell table:number-columns-repeated="1020"/>
        </table:table-row>
        <table:table-row table:style-name="ro8">
          <table:table-cell table:number-columns-repeated="2"/>
          <table:table-cell office:value-type="string" calcext:value-type="string">
            <text:p>Customer Feedback Collection</text:p>
          </table:table-cell>
          <table:table-cell table:formula="of:=[$'Internal Contacts'.B11]" office:value-type="string" office:string-value="Z. Person" calcext:value-type="string">
            <text:p>Z. Person</text:p>
          </table:table-cell>
          <table:table-cell table:number-columns-repeated="1020"/>
        </table:table-row>
        <calcext:conditional-formats>
          <calcext:conditional-format calcext:target-range-address="Responsibilities.C1:Responsibilities.C1">
            <calcext:condition calcext:apply-style-name="ConditionalStyle_20" calcext:value="=#REF!" calcext:base-cell-address="Responsibilities.C1"/>
          </calcext:conditional-format>
          <calcext:conditional-format calcext:target-range-address="Responsibilities.C1:Responsibilities.C1">
            <calcext:condition calcext:apply-style-name="ConditionalStyle_6" calcext:value="=[.$D$33]" calcext:base-cell-address="Responsibilities.C1"/>
          </calcext:conditional-format>
        </calcext:conditional-formats>
      </table:table>
      <table:table table:name="Internal Contacts" table:style-name="ta1"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1021" table:default-cell-style-name="Default"/>
        <table:table-row table:style-name="ro1">
          <table:table-cell table:style-name="ce1">
            <draw:custom-shape table:end-cell-address="'Internal Contacts'.L67" table:end-x="1.143cm" table:end-y="0.133cm" draw:z-index="0" draw:name="AutoShape 4" draw:style-name="gr6" draw:text-style-name="P1" svg:width="30.736cm" svg:height="31.43cm" svg:x="0cm" svg:y="0cm">
              <text:p/>
              <draw:enhanced-geometry draw:mirror-horizontal="false" draw:mirror-vertical="false" svg:viewBox="0 0 9954406 9525166" draw:text-areas="0 0 0 0" draw:type="ooxml-non-primitive" draw:enhanced-path="M"/>
            </draw:custom-shape>
            <draw:custom-shape table:end-cell-address="'Internal Contacts'.L67" table:end-x="1.143cm" table:end-y="0.133cm" draw:z-index="1" draw:name="AutoShape 4" draw:style-name="gr6" draw:text-style-name="P1" svg:width="30.736cm" svg:height="31.43cm" svg:x="0cm" svg:y="0cm">
              <text:p/>
              <draw:enhanced-geometry draw:mirror-horizontal="false" draw:mirror-vertical="false" svg:viewBox="0 0 9954406 9525166" draw:text-areas="0 0 0 0" draw:type="ooxml-non-primitive" draw:enhanced-path="M"/>
            </draw:custom-shape>
            <draw:custom-shape table:end-cell-address="'Internal Contacts'.L67" table:end-x="1.143cm" table:end-y="0.133cm" draw:z-index="2" draw:name="AutoShape 4" draw:style-name="gr6" draw:text-style-name="P1" svg:width="30.736cm" svg:height="31.43cm" svg:x="0cm" svg:y="0cm">
              <text:p/>
              <draw:enhanced-geometry draw:mirror-horizontal="false" draw:mirror-vertical="false" svg:viewBox="0 0 9954406 9525166" draw:text-areas="0 0 0 0" draw:type="ooxml-non-primitive" draw:enhanced-path="M"/>
            </draw:custom-shape>
          </table:table-cell>
          <table:table-cell table:style-name="ce1"/>
          <table:table-cell table:style-name="ce95" office:value-type="string" calcext:value-type="string" table:number-columns-spanned="4" table:number-rows-spanned="2">
            <text:p><text:span text:style-name="T2">Internal </text:span><text:span text:style-name="T3">Contacts</text:span></text:p>
          </table:table-cell>
          <table:covered-table-cell table:number-columns-repeated="3" table:style-name="ce1"/>
          <table:table-cell table:style-name="ce1" table:number-columns-repeated="5"/>
          <table:table-cell table:style-name="ce2" table:number-columns-repeated="1013"/>
        </table:table-row>
        <table:table-row table:style-name="ro1">
          <table:table-cell table:style-name="ce1" table:number-columns-repeated="2"/>
          <table:covered-table-cell table:number-columns-repeated="4" table:style-name="ce1"/>
          <table:table-cell table:style-name="ce1" table:number-columns-repeated="5"/>
          <table:table-cell table:style-name="ce2" table:number-columns-repeated="1013"/>
        </table:table-row>
        <table:table-row table:style-name="ro7">
          <table:table-cell table:number-columns-repeated="1024"/>
        </table:table-row>
        <table:table-row table:style-name="ro7">
          <table:table-cell table:style-name="Accent_20_2" office:value-type="string" calcext:value-type="string">
            <text:p><text:a xlink:href="#'Main Menu'.A1" xlink:type="simple">Main Menu</text:a></text:p>
          </table:table-cell>
          <table:table-cell table:style-name="Accent_20_2" table:number-columns-repeated="1023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Full Name</text:p>
          </table:table-cell>
          <table:table-cell office:value-type="string" calcext:value-type="string">
            <text:p>Phone numbers</text:p>
          </table:table-cell>
          <table:table-cell office:value-type="string" calcext:value-type="string">
            <text:p>Telegr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E-Mail-Adresses</text:p>
          </table:table-cell>
          <table:table-cell table:number-columns-repeated="1014"/>
        </table:table-row>
        <table:table-row table:style-name="ro9">
          <table:table-cell/>
          <table:table-cell office:value-type="string" calcext:value-type="string">
            <text:p>Oliver Maicher</text:p>
          </table:table-cell>
          <table:table-cell office:value-type="string" calcext:value-type="string">
            <text:p>4915144959213;</text:p>
            <text:p>4915144959214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Person A.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Z. Person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Juan Not Real Carlos Sanchez</text:p>
          </table:table-cell>
          <table:table-cell table:number-columns-repeated="1022"/>
        </table:table-row>
        <calcext:conditional-formats>
          <calcext:conditional-format calcext:target-range-address="'Internal Contacts'.C1:'Internal Contacts'.C1">
            <calcext:condition calcext:apply-style-name="ConditionalStyle_20" calcext:value="=#REF!" calcext:base-cell-address="'Internal Contacts'.C1"/>
          </calcext:conditional-format>
          <calcext:conditional-format calcext:target-range-address="'Internal Contacts'.C1:'Internal Contacts'.C1">
            <calcext:condition calcext:apply-style-name="ConditionalStyle_6" calcext:value="=[.$D$33]" calcext:base-cell-address="'Internal Contacts'.C1"/>
          </calcext:conditional-format>
        </calcext:conditional-formats>
      </table:table>
      <table:table table:name="External Contacts" table:style-name="ta1">
        <table:table-column table:style-name="co4" table:number-columns-repeated="2" table:default-cell-style-name="ce1"/>
        <table:table-column table:style-name="co4" table:default-cell-style-name="ce96"/>
        <table:table-column table:style-name="co4" table:number-columns-repeated="8" table:default-cell-style-name="ce1"/>
        <table:table-column table:style-name="co4" table:number-columns-repeated="1013" table:default-cell-style-name="ce2"/>
        <table:table-row table:style-name="ro1">
          <table:table-cell>
            <draw:custom-shape table:end-cell-address="'External Contacts'.L67" table:end-x="1.143cm" table:end-y="0.133cm" draw:z-index="0" draw:name="AutoShape 4" draw:style-name="gr7" draw:text-style-name="P1" svg:width="25.979cm" svg:height="31.033cm" svg:x="0cm" svg:y="0cm">
              <text:p/>
              <draw:enhanced-geometry draw:mirror-horizontal="false" draw:mirror-vertical="false" svg:viewBox="0 0 9954406 9525166" draw:text-areas="0 0 0 0" draw:type="ooxml-non-primitive" draw:enhanced-path="M"/>
            </draw:custom-shape>
            <draw:custom-shape table:end-cell-address="'External Contacts'.L67" table:end-x="1.143cm" table:end-y="0.133cm" draw:z-index="1" draw:name="AutoShape 4" draw:style-name="gr7" draw:text-style-name="P1" svg:width="25.979cm" svg:height="31.033cm" svg:x="0cm" svg:y="0cm">
              <text:p/>
              <draw:enhanced-geometry draw:mirror-horizontal="false" draw:mirror-vertical="false" svg:viewBox="0 0 9954406 9525166" draw:text-areas="0 0 0 0" draw:type="ooxml-non-primitive" draw:enhanced-path="M"/>
            </draw:custom-shape>
            <draw:custom-shape table:end-cell-address="'External Contacts'.L67" table:end-x="1.143cm" table:end-y="0.133cm" draw:z-index="2" draw:name="AutoShape 4" draw:style-name="gr7" draw:text-style-name="P1" svg:width="25.979cm" svg:height="31.033cm" svg:x="0cm" svg:y="0cm">
              <text:p/>
              <draw:enhanced-geometry draw:mirror-horizontal="false" draw:mirror-vertical="false" svg:viewBox="0 0 9954406 9525166" draw:text-areas="0 0 0 0" draw:type="ooxml-non-primitive" draw:enhanced-path="M"/>
            </draw:custom-shape>
          </table:table-cell>
          <table:table-cell/>
          <table:table-cell office:value-type="string" calcext:value-type="string" table:number-columns-spanned="4" table:number-rows-spanned="2">
            <text:p><text:span text:style-name="T2">External</text:span><text:span text:style-name="T3"> Contacts</text:span>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covered-table-cell table:style-name="ce1"/>
          <table:covered-table-cell table:number-columns-repeated="3"/>
          <table:table-cell table:number-columns-repeated="1018"/>
        </table:table-row>
        <table:table-row table:style-name="ro7">
          <table:table-cell table:style-name="Default" table:number-columns-repeated="1024"/>
        </table:table-row>
        <table:table-row table:style-name="ro7">
          <table:table-cell table:style-name="Accent_20_2" office:value-type="string" calcext:value-type="string">
            <text:p><text:a xlink:href="#'Main Menu'.A1" xlink:type="simple">Main Menu</text:a></text:p>
          </table:table-cell>
          <table:table-cell table:style-name="Accent_20_2" table:number-columns-repeated="1023"/>
        </table:table-row>
        <calcext:conditional-formats>
          <calcext:conditional-format calcext:target-range-address="'External Contacts'.C1:'External Contacts'.C1">
            <calcext:condition calcext:apply-style-name="ConditionalStyle_20" calcext:value="=#REF!" calcext:base-cell-address="'External Contacts'.C1"/>
          </calcext:conditional-format>
          <calcext:conditional-format calcext:target-range-address="'External Contacts'.C1:'External Contacts'.C1">
            <calcext:condition calcext:apply-style-name="ConditionalStyle_6" calcext:value="=[.$D$33]" calcext:base-cell-address="'External Contacts'.C1"/>
          </calcext:conditional-format>
        </calcext:conditional-formats>
      </table:table>
      <table:table table:name="Recovery List" table:style-name="ta1">
        <table:table-column table:style-name="co4" table:number-columns-repeated="2" table:default-cell-style-name="ce1"/>
        <table:table-column table:style-name="co4" table:default-cell-style-name="ce97"/>
        <table:table-column table:style-name="co4" table:number-columns-repeated="8" table:default-cell-style-name="ce1"/>
        <table:table-column table:style-name="co4" table:number-columns-repeated="1013" table:default-cell-style-name="ce2"/>
        <table:table-row table:style-name="ro1">
          <table:table-cell>
            <draw:custom-shape table:end-cell-address="'Recovery List'.L67" table:end-x="1.143cm" table:end-y="0.133cm" draw:z-index="0" draw:name="AutoShape 4" draw:style-name="gr7" draw:text-style-name="P1" svg:width="25.979cm" svg:height="31.033cm" svg:x="0cm" svg:y="0cm">
              <text:p/>
              <draw:enhanced-geometry draw:mirror-horizontal="false" draw:mirror-vertical="false" svg:viewBox="0 0 9954406 9525166" draw:text-areas="0 0 0 0" draw:type="ooxml-non-primitive" draw:enhanced-path="M"/>
            </draw:custom-shape>
            <draw:custom-shape table:end-cell-address="'Recovery List'.L67" table:end-x="1.143cm" table:end-y="0.133cm" draw:z-index="1" draw:name="AutoShape 4" draw:style-name="gr7" draw:text-style-name="P1" svg:width="25.979cm" svg:height="31.033cm" svg:x="0cm" svg:y="0cm">
              <text:p/>
              <draw:enhanced-geometry draw:mirror-horizontal="false" draw:mirror-vertical="false" svg:viewBox="0 0 9954406 9525166" draw:text-areas="0 0 0 0" draw:type="ooxml-non-primitive" draw:enhanced-path="M"/>
            </draw:custom-shape>
            <draw:custom-shape table:end-cell-address="'Recovery List'.L67" table:end-x="1.143cm" table:end-y="0.133cm" draw:z-index="2" draw:name="AutoShape 4" draw:style-name="gr7" draw:text-style-name="P1" svg:width="25.979cm" svg:height="31.033cm" svg:x="0cm" svg:y="0cm">
              <text:p/>
              <draw:enhanced-geometry draw:mirror-horizontal="false" draw:mirror-vertical="false" svg:viewBox="0 0 9954406 9525166" draw:text-areas="0 0 0 0" draw:type="ooxml-non-primitive" draw:enhanced-path="M"/>
            </draw:custom-shape>
          </table:table-cell>
          <table:table-cell/>
          <table:table-cell office:value-type="string" calcext:value-type="string" table:number-columns-spanned="4" table:number-rows-spanned="2">
            <text:p><text:span text:style-name="T2">Recovery </text:span><text:span text:style-name="T3">List</text:span>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covered-table-cell table:style-name="ce1"/>
          <table:covered-table-cell table:number-columns-repeated="3"/>
          <table:table-cell table:number-columns-repeated="1018"/>
        </table:table-row>
        <table:table-row table:style-name="ro7">
          <table:table-cell table:style-name="Default" table:number-columns-repeated="1024"/>
        </table:table-row>
        <table:table-row table:style-name="ro7">
          <table:table-cell table:style-name="Accent_20_2" office:value-type="string" calcext:value-type="string">
            <text:p><text:a xlink:href="#'Main Menu'.A1" xlink:type="simple">Main Menu</text:a></text:p>
          </table:table-cell>
          <table:table-cell table:style-name="Accent_20_2" table:number-columns-repeated="1023"/>
        </table:table-row>
        <calcext:conditional-formats>
          <calcext:conditional-format calcext:target-range-address="'Recovery List'.C1:'Recovery List'.C1">
            <calcext:condition calcext:apply-style-name="ConditionalStyle_20" calcext:value="=#REF!" calcext:base-cell-address="'Recovery List'.C1"/>
          </calcext:conditional-format>
          <calcext:conditional-format calcext:target-range-address="'Recovery List'.C1:'Recovery List'.C1">
            <calcext:condition calcext:apply-style-name="ConditionalStyle_6" calcext:value="=[.$D$33]" calcext:base-cell-address="'Recovery List'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Calibri" svg:font-family="Calibri" style:font-adornments="Standard" style:font-family-generic="swiss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. </number:text>
      <number:month number:textual="true"/>
      <number:text> </number:text>
      <number:year/>
    </number:date-style>
    <number:date-style style:name="N116">
      <number:day number:style="long"/>
      <number:text>. </number:text>
      <number:month number:textual="true"/>
    </number:date-style>
    <number:date-style style:name="N117">
      <number:month number:textual="true"/>
      <number:text> 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3P2" style:volatile="true">
      <number:text> </number:text>
      <number:fill-character> </number:fill-character>
      <number:text>-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46">
      <number:number number:decimal-places="1" number:min-decimal-places="1" number:min-integer-digits="1"/>
      <number:text>%</number:text>
    </number:percentage-style>
    <number:number-style style:name="N14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0" style:display-name="ConditionalStyle_20" style:family="table-cell" style:parent-style-name="Default">
      <style:table-cell-properties fo:background-color="#d9d2e9"/>
    </style:style>
    <style:style style:name="ConditionalStyle_5f_14" style:display-name="ConditionalStyle_14" style:family="table-cell" style:parent-style-name="Default">
      <style:table-cell-properties fo:background-color="#f9f9f9"/>
      <style:text-properties fo:color="#7f7f7f"/>
    </style:style>
    <style:style style:name="ConditionalStyle_5f_13" style:display-name="ConditionalStyle_13" style:family="table-cell" style:parent-style-name="Default">
      <style:table-cell-properties fo:background-color="#ffeb9c"/>
      <style:text-properties fo:color="#9c5700"/>
    </style:style>
    <style:style style:name="ConditionalStyle_5f_12" style:display-name="ConditionalStyle_12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d9d2e9"/>
    </style:style>
    <style:style style:name="ConditionalStyle_5f_5" style:display-name="ConditionalStyle_5" style:family="table-cell" style:parent-style-name="Default">
      <style:table-cell-properties fo:background-color="#6fa8dc"/>
    </style:style>
    <style:style style:name="ConditionalStyle_5f_4" style:display-name="ConditionalStyle_4" style:family="table-cell" style:parent-style-name="Default">
      <style:table-cell-properties fo:background-color="#93c47d"/>
    </style:style>
    <style:style style:name="ConditionalStyle_5f_3" style:display-name="ConditionalStyle_3" style:family="table-cell" style:parent-style-name="Default">
      <style:table-cell-properties fo:background-color="#f6b26b"/>
    </style:style>
    <style:style style:name="ConditionalStyle_5f_2" style:display-name="ConditionalStyle_2" style:family="table-cell" style:parent-style-name="Default">
      <style:table-cell-properties fo:background-color="#e06666"/>
    </style:style>
    <style:style style:name="ConditionalStyle_5f_1" style:display-name="ConditionalStyle_1" style:family="table-cell" style:parent-style-name="Default">
      <style:table-cell-properties fo:background-color="#8e7cc3"/>
    </style:style>
    <style:style style:name="ConditionalStyle_5f_11" style:display-name="ConditionalStyle_11" style:family="table-cell" style:parent-style-name="Default">
      <style:table-cell-properties fo:background-color="#9fc5e8"/>
    </style:style>
    <style:style style:name="ConditionalStyle_5f_10" style:display-name="ConditionalStyle_10" style:family="table-cell" style:parent-style-name="Default">
      <style:table-cell-properties fo:background-color="#b6d7a8"/>
    </style:style>
    <style:style style:name="ConditionalStyle_5f_9" style:display-name="ConditionalStyle_9" style:family="table-cell" style:parent-style-name="Default">
      <style:table-cell-properties fo:background-color="#f9cb9c"/>
    </style:style>
    <style:style style:name="ConditionalStyle_5f_8" style:display-name="ConditionalStyle_8" style:family="table-cell" style:parent-style-name="Default">
      <style:table-cell-properties fo:background-color="#ea9999"/>
    </style:style>
    <style:style style:name="Standard_20_Font" style:display-name="Standard Font" style:family="table-cell" style:parent-style-name="Text">
      <style:text-properties style:font-name="Calibri" fo:font-family="Calibri" style:font-style-name="Standard" style:font-family-generic="swiss" style:font-pitch="variable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.00.0000</text:date>, <text:time style:data-style-name="N2" text:time-value="13:16:55.09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27T16:44:03.185000000</meta:creation-date>
    <dc:date>2024-09-30T13:27:46.179000000</dc:date>
    <meta:editing-duration>PT54M7S</meta:editing-duration>
    <meta:editing-cycles>5</meta:editing-cycles>
    <meta:generator>LibreOffice/7.3.2.2$Windows_X86_64 LibreOffice_project/49f2b1bff42cfccbd8f788c8dc32c1c309559be0</meta:generator>
    <meta:document-statistic meta:table-count="7" meta:cell-count="100" meta:object-count="21"/>
  </office:meta>
</office:document-meta>
</file>